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0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3caff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4.953cm" svg:x="1.38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96cm" svg:height="3.937cm" svg:x="1.381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796cm" svg:height="3.937cm" svg:x="1.381cm" svg:y="6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176cm" svg:height="3.81cm" svg:x="2.016cm" svg:y="2.524cm"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5.146cm" svg:height="0.962cm" svg:x="1.635cm" svg:y="1.435cm">
          <draw:text-box>
            <text:p>Application layer</text:p>
          </draw:text-box>
        </draw:frame>
        <draw:frame draw:style-name="gr6" draw:layer="layout" svg:width="1.526cm" svg:height="0.962cm" svg:x="1.508cm" svg:y="6.642cm">
          <draw:text-box>
            <text:p>API</text:p>
          </draw:text-box>
        </draw:frame>
        <draw:frame draw:style-name="gr7" draw:layer="layout" svg:width="8.109cm" svg:height="0.962cm" svg:x="1.146cm" svg:y="10.398cm">
          <draw:text-box>
            <text:p>Hardware Abstraction layer</text:p>
          </draw:text-box>
        </draw:frame>
        <draw:custom-shape draw:style-name="gr8" draw:text-style-name="P1" draw:layer="layout" svg:width="3.937cm" svg:height="1.016cm" svg:x="15.986cm" svg:y="12.303cm">
          <text:p text:style-name="P1">Timerlib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37cm" svg:height="1.016cm" svg:x="7.731cm" svg:y="12.303cm">
          <text:p text:style-name="P1">ADC inpu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37cm" svg:height="1.016cm" svg:x="11.922cm" svg:y="12.303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91cm" svg:height="1.143cm" svg:x="8.239cm" svg:y="9.255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37cm" svg:height="1.27cm" svg:x="1.508cm" svg:y="7.731cm">
          <text:p text:style-name="P1">Graphic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18cm" svg:height="1.143cm" svg:x="10.906cm" svg:y="7.858cm">
          <text:p text:style-name="P1">Sou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83cm" svg:height="1.143cm" svg:x="5.572cm" svg:y="7.858cm">
          <text:p text:style-name="P1">Mat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4cm" svg:height="1.143cm" svg:x="5.699cm" svg:y="2.778cm">
          <text:p text:style-name="P1">Bal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83cm" svg:height="1.143cm" svg:x="15.478cm" svg:y="7.858cm">
          <text:p text:style-name="P1">Timekeepin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1.143cm" svg:x="3.286cm" svg:y="4.429cm">
          <text:p text:style-name="P1">Strik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4cm" svg:height="1.143cm" svg:x="8.239cm" svg:y="4.302cm">
          <text:p text:style-name="P1">Brick</text:p>
          <draw:enhanced-geometry svg:viewBox="0 0 21600 21600" draw:type="rectangle" draw:enhanced-path="M 0 0 L 21600 0 21600 21600 0 21600 0 0 Z N"/>
        </draw:custom-shape>
        <draw:frame draw:style-name="gr7" draw:layer="layout" svg:width="2.581cm" svg:height="0.962cm" svg:x="2.102cm" svg:y="2.578cm">
          <draw:text-box>
            <text:p>Entities</text:p>
          </draw:text-box>
        </draw:frame>
        <draw:custom-shape draw:style-name="gr12" draw:text-style-name="P1" draw:layer="layout" svg:width="1.397cm" svg:height="1.397cm" svg:x="6.842cm" svg:y="4.04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397cm" svg:height="1.397cm" svg:x="5.825cm" svg:y="4.04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" draw:layer="layout" svg:width="5.461cm" svg:height="1.778cm" svg:x="14.335cm" svg:y="3.54cm">
          <text:p text:style-name="P1">State managemen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016cm" svg:height="0.889cm" svg:x="13.192cm" svg:y="4.04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.143cm" svg:height="1.397cm" svg:x="6.588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143cm" svg:height="1.397cm" svg:x="3.54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143cm" svg:height="1.397cm" svg:x="11.795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143cm" svg:height="2.921cm" svg:x="9.382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143cm" svg:height="2.54cm" svg:x="16.621cm" svg:y="5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3.937cm" svg:height="1.27cm" svg:x="3.286cm" svg:y="9.128cm">
          <text:p text:style-name="P1">EZ8 stdlib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2.27cm" svg:y="9.12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1.143cm" svg:height="3.175cm" svg:x="17.002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143cm" svg:height="3.175cm" svg:x="13.573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143cm" svg:height="1.905cm" svg:x="9.636cm" svg:y="10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016cm" svg:height="0.762cm" svg:x="7.223cm" svg:y="9.3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ans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21:10:13</meta:creation-date>
    <dc:date>2013-06-27T21:57:30</dc:date>
    <meta:editing-duration>PT1M43S</meta:editing-duration>
    <meta:editing-cycles>1</meta:editing-cycles>
    <meta:document-statistic meta:object-count="34"/>
    <meta:generator>LibreOffice/4.0.4.2$Linux_X86_64 LibreOffice_project/400m0$Build-2</meta:generator>
  </office:meta>
</office:document-meta>
</file>